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971cm"/>
    </style:style>
    <style:style style:name="co10" style:family="table-column">
      <style:table-column-properties fo:break-before="auto" style:column-width="4.001cm"/>
    </style:style>
    <style:style style:name="co8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216cm"/>
    </style:style>
    <style:style style:name="co11" style:family="table-column">
      <style:table-column-properties fo:break-before="auto" style:column-width="5.138cm"/>
    </style:style>
    <style:style style:name="co6" style:family="table-column">
      <style:table-column-properties fo:break-before="auto" style:column-width="3.556cm"/>
    </style:style>
    <style:style style:name="co7" style:family="table-column">
      <style:table-column-properties fo:break-before="auto" style:column-width="7.026cm"/>
    </style:style>
    <style:style style:name="co12" style:family="table-column">
      <style:table-column-properties fo:break-before="auto" style:column-width="0.975cm"/>
    </style:style>
    <style:style style:name="co13" style:family="table-column">
      <style:table-column-properties fo:break-before="auto" style:column-width="3.307cm"/>
    </style:style>
    <style:style style:name="co14" style:family="table-column">
      <style:table-column-properties fo:break-before="auto" style:column-width="5.055cm"/>
    </style:style>
    <style:style style:name="co15" style:family="table-column">
      <style:table-column-properties fo:break-before="auto" style:column-width="2.4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/>
    </style:style>
    <style:style style:name="ce3" style:family="table-cell" style:parent-style-name="Default">
      <style:text-properties style:font-name="Calibri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eaders" table:style-name="ta1" table:print="false"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1017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trait</text:p>
          </table:table-cell>
          <table:table-cell office:value-type="string">
            <text:p>bonus</text:p>
          </table:table-cell>
          <table:table-cell office:value-type="string">
            <text:p>bonusValue</text:p>
          </table:table-cell>
          <table:table-cell office:value-type="string">
            <text:p>negative</text:p>
          </table:table-cell>
          <table:table-cell office:value-type="string">
            <text:p>negativeValu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apolean Bonaparte</text:p>
          </table:table-cell>
          <table:table-cell table:style-name="ce3" office:value-type="string">
            <text:p>Poweful french leader</text:p>
          </table:table-cell>
          <table:table-cell/>
          <table:table-cell office:value-type="string">
            <text:p>landAttack, landDefense</text:p>
          </table:table-cell>
          <table:table-cell table:style-name="ce5" office:value-type="string">
            <text:p>1.2, 1.2</text:p>
          </table:table-cell>
          <table:table-cell office:value-type="string">
            <text:p>buildingCost</text:p>
          </table:table-cell>
          <table:table-cell table:style-name="ce5" office:value-type="string">
            <text:p>1.05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eorge Washington</text:p>
          </table:table-cell>
          <table:table-cell table:style-name="ce3" office:value-type="string">
            <text:p>First US President</text:p>
          </table:table-cell>
          <table:table-cell/>
          <table:table-cell office:value-type="string">
            <text:p>maxMinisters, buildingCost</text:p>
          </table:table-cell>
          <table:table-cell table:style-name="ce5" office:value-type="string">
            <text:p>1, 0.9</text:p>
          </table:table-cell>
          <table:table-cell office:value-type="string">
            <text:p>happinessFactor</text:p>
          </table:table-cell>
          <table:table-cell table:style-name="ce5" office:value-type="string">
            <text:p>0.9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ahatma Gandhi</text:p>
          </table:table-cell>
          <table:table-cell table:style-name="ce3" office:value-type="string">
            <text:p>India's Independence from British</text:p>
          </table:table-cell>
          <table:table-cell/>
          <table:table-cell office:value-type="string">
            <text:p>stabilityIndex</text:p>
          </table:table-cell>
          <table:table-cell table:style-name="ce5" office:value-type="string">
            <text:p>2</text:p>
          </table:table-cell>
          <table:table-cell office:value-type="string">
            <text:p>militaryAttack, militaryDefense</text:p>
          </table:table-cell>
          <table:table-cell table:style-name="ce5" office:value-type="string">
            <text:p>0.9, 0.9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lexander the Great</text:p>
          </table:table-cell>
          <table:table-cell table:style-name="ce3" office:value-type="string">
            <text:p>Renowed Greek Empire Leader</text:p>
          </table:table-cell>
          <table:table-cell/>
          <table:table-cell office:value-type="string">
            <text:p>landAttack, landDefense, navalAttack, navalDefense</text:p>
          </table:table-cell>
          <table:table-cell table:style-name="ce5" office:value-type="string">
            <text:p>1.1, 1.1, 1.1, 1.1</text:p>
          </table:table-cell>
          <table:table-cell office:value-type="string">
            <text:p>stabilityIndex, happinessFactor</text:p>
          </table:table-cell>
          <table:table-cell table:style-name="ce5" office:value-type="string">
            <text:p>-1, 0.9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ao Zedong</text:p>
          </table:table-cell>
          <table:table-cell table:style-name="ce3" office:value-type="string">
            <text:p>Brought Communism to China</text:p>
          </table:table-cell>
          <table:table-cell/>
          <table:table-cell office:value-type="string">
            <text:p>jobPerStructure, perCapitaConsumption, jobGdpMultiplier</text:p>
          </table:table-cell>
          <table:table-cell table:style-name="ce5" office:value-type="string">
            <text:p>1.25, -1, 1.1</text:p>
          </table:table-cell>
          <table:table-cell office:value-type="string">
            <text:p>stabilityIndex, happinessFactor</text:p>
          </table:table-cell>
          <table:table-cell table:style-name="ce5" office:value-type="string">
            <text:p>-1, 0.9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Queen Victoria</text:p>
          </table:table-cell>
          <table:table-cell table:style-name="ce3" office:value-type="string">
            <text:p>Held the largest empire in the world</text:p>
          </table:table-cell>
          <table:table-cell/>
          <table:table-cell office:value-type="string">
            <text:p>navalAttack, navalDefense</text:p>
          </table:table-cell>
          <table:table-cell table:style-name="ce5" office:value-type="string">
            <text:p>1.25, 1.25</text:p>
          </table:table-cell>
          <table:table-cell office:value-type="string">
            <text:p>perCapitaConsumption</text:p>
          </table:table-cell>
          <table:table-cell table:style-name="ce5" office:value-type="string">
            <text:p>0.5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lson <text:s/>Mandela</text:p>
          </table:table-cell>
          <table:table-cell table:style-name="ce3" office:value-type="string">
            <text:p>Fought Apartheid in South Africa</text:p>
          </table:table-cell>
          <table:table-cell/>
          <table:table-cell office:value-type="string">
            <text:p>happinessFactor</text:p>
          </table:table-cell>
          <table:table-cell table:style-name="ce5" office:value-type="string">
            <text:p>1.2</text:p>
          </table:table-cell>
          <table:table-cell office:value-type="string">
            <text:p>militaryAttack, militaryDefense</text:p>
          </table:table-cell>
          <table:table-cell table:style-name="ce5" office:value-type="string">
            <text:p>0.95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leopatra</text:p>
          </table:table-cell>
          <table:table-cell table:style-name="ce3" office:value-type="string">
            <text:p>Egyptian Leader during Height of empire</text:p>
          </table:table-cell>
          <table:table-cell/>
          <table:table-cell office:value-type="string">
            <text:p>influenceMultiplier</text:p>
          </table:table-cell>
          <table:table-cell table:style-name="ce5" office:value-type="string">
            <text:p>2</text:p>
          </table:table-cell>
          <table:table-cell office:value-type="string">
            <text:p>militaryAttack, militaryDefense</text:p>
          </table:table-cell>
          <table:table-cell table:style-name="ce5" office:value-type="string">
            <text:p>0.95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dolf Hitler</text:p>
          </table:table-cell>
          <table:table-cell table:style-name="ce3" office:value-type="string">
            <text:p>German leader during ww ii</text:p>
          </table:table-cell>
          <table:table-cell/>
          <table:table-cell office:value-type="string">
            <text:p>militaryAttack, militaryDefense</text:p>
          </table:table-cell>
          <table:table-cell table:style-name="ce5" office:value-type="string">
            <text:p>1.15</text:p>
          </table:table-cell>
          <table:table-cell office:value-type="string">
            <text:p>stabilityIndex, happinessFactor</text:p>
          </table:table-cell>
          <table:table-cell table:style-name="ce5" office:value-type="string">
            <text:p>-2, 0.8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Jesus Christ</text:p>
          </table:table-cell>
          <table:table-cell table:style-name="ce3" office:value-type="string">
            <text:p>Prophet who started christianity</text:p>
          </table:table-cell>
          <table:table-cell/>
          <table:table-cell office:value-type="string">
            <text:p>happinessFactor, stabilityIndex</text:p>
          </table:table-cell>
          <table:table-cell table:style-name="ce5" office:value-type="string">
            <text:p>1.5, 1</text:p>
          </table:table-cell>
          <table:table-cell office:value-type="string">
            <text:p>militaryAttack, militaryDefense</text:p>
          </table:table-cell>
          <table:table-cell table:style-name="ce5" office:value-type="string">
            <text:p>0.75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enghis Khan</text:p>
          </table:table-cell>
          <table:table-cell table:style-name="ce3" office:value-type="string">
            <text:p>Horde which conquered and killed millions</text:p>
          </table:table-cell>
          <table:table-cell/>
          <table:table-cell office:value-type="string">
            <text:p>landArmyUpkeep, militaryCap</text:p>
          </table:table-cell>
          <table:table-cell table:style-name="ce5" office:value-type="string">
            <text:p>0.7, 2</text:p>
          </table:table-cell>
          <table:table-cell office:value-type="string">
            <text:p>stabilityIndex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1" table:number-rows-repeated="3">
          <table:table-cell table:style-name="ce3" table:number-columns-repeated="2"/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dersStatDescription" table:style-name="ta1" table:print="false">
        <table:table-column table:style-name="co9" table:default-cell-style-name="ce4"/>
        <table:table-column table:style-name="co10" table:default-cell-style-name="ce4"/>
        <table:table-column table:style-name="co8" table:number-columns-repeated="5" table:default-cell-style-name="ce4"/>
        <table:table-column table:style-name="co4" table:default-cell-style-name="ce4"/>
        <table:table-column table:style-name="co11" table:default-cell-style-name="ce4"/>
        <table:table-column table:style-name="co8" table:number-columns-repeated="1015" table:default-cell-style-name="ce4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landAttack</text:p>
          </table:table-cell>
          <table:table-cell office:value-type="string">
            <text:p>Land Units Attack</text:p>
          </table:table-cell>
          <table:table-cell table:number-columns-repeated="1022"/>
        </table:table-row>
        <table:table-row table:style-name="ro1">
          <table:table-cell office:value-type="string">
            <text:p>landDefense</text:p>
          </table:table-cell>
          <table:table-cell office:value-type="string">
            <text:p>Land Units Defense</text:p>
          </table:table-cell>
          <table:table-cell table:number-columns-repeated="1022"/>
        </table:table-row>
        <table:table-row table:style-name="ro1">
          <table:table-cell office:value-type="string">
            <text:p>navalAttack</text:p>
          </table:table-cell>
          <table:table-cell office:value-type="string">
            <text:p>Naval Units Attack</text:p>
          </table:table-cell>
          <table:table-cell table:number-columns-repeated="1022"/>
        </table:table-row>
        <table:table-row table:style-name="ro1">
          <table:table-cell office:value-type="string">
            <text:p>navalDefense</text:p>
          </table:table-cell>
          <table:table-cell office:value-type="string">
            <text:p>Naval Units Defense</text:p>
          </table:table-cell>
          <table:table-cell table:number-columns-repeated="1022"/>
        </table:table-row>
        <table:table-row table:style-name="ro1">
          <table:table-cell office:value-type="string">
            <text:p>airAttack</text:p>
          </table:table-cell>
          <table:table-cell office:value-type="string">
            <text:p>Air Units Attack</text:p>
          </table:table-cell>
          <table:table-cell table:number-columns-repeated="1022"/>
        </table:table-row>
        <table:table-row table:style-name="ro1">
          <table:table-cell office:value-type="string">
            <text:p>airDefense</text:p>
          </table:table-cell>
          <table:table-cell office:value-type="string">
            <text:p>Air Units Defense</text:p>
          </table:table-cell>
          <table:table-cell table:number-columns-repeated="1022"/>
        </table:table-row>
        <table:table-row table:style-name="ro1">
          <table:table-cell office:value-type="string">
            <text:p>militaryAttack</text:p>
          </table:table-cell>
          <table:table-cell office:value-type="string">
            <text:p>All Units Attack</text:p>
          </table:table-cell>
          <table:table-cell table:number-columns-repeated="1022"/>
        </table:table-row>
        <table:table-row table:style-name="ro1">
          <table:table-cell office:value-type="string">
            <text:p>militaryDefense</text:p>
          </table:table-cell>
          <table:table-cell office:value-type="string">
            <text:p>All Units Defense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>
            <text:p>landArmyUpkeep</text:p>
          </table:table-cell>
          <table:table-cell office:value-type="string">
            <text:p>Land Units Upkeep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>
            <text:p>navalArmyUpkeep</text:p>
          </table:table-cell>
          <table:table-cell office:value-type="string">
            <text:p>Naval Units Upkeep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>
            <text:p>airArmyUpkeep</text:p>
          </table:table-cell>
          <table:table-cell office:value-type="string">
            <text:p>Air Units Upkeep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>
            <text:p>militaryCap</text:p>
          </table:table-cell>
          <table:table-cell office:value-type="string">
            <text:p>Unit Limit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>
            <text:p>influenceMultiplier</text:p>
          </table:table-cell>
          <table:table-cell office:value-type="string">
            <text:p>Influence Gain Multiplier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>
            <text:p>happinessFactor</text:p>
          </table:table-cell>
          <table:table-cell office:value-type="string">
            <text:p>Happiness Factor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>
            <text:p>stabilityIndex</text:p>
          </table:table-cell>
          <table:table-cell office:value-type="string">
            <text:p>Stability Index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>
            <text:p>buildingCost</text:p>
          </table:table-cell>
          <table:table-cell office:value-type="string">
            <text:p>Building Cost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>
            <text:p>maxMinisters</text:p>
          </table:table-cell>
          <table:table-cell office:value-type="string">
            <text:p>Max Ministers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>
            <text:p>perCapitaConsumption</text:p>
          </table:table-cell>
          <table:table-cell office:value-type="string">
            <text:p>Per Capita Consumption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>
            <text:p>jobPerStructure</text:p>
          </table:table-cell>
          <table:table-cell office:value-type="string">
            <text:p>Job Per Structure</text:p>
          </table:table-cell>
          <table:table-cell table:number-columns-repeated="1022"/>
        </table:table-row>
        <table:table-row table:style-name="ro1">
          <table:table-cell office:value-type="string">
            <text:p>jobGdpMultiplier</text:p>
          </table:table-cell>
          <table:table-cell office:value-type="string">
            <text:p>Job GDP Multipli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4.12.2018</text:date>, <text:time>06:1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58M3S</meta:editing-duration>
    <meta:editing-cycles>17</meta:editing-cycles>
    <meta:generator>OpenOffice/4.1.5$Win32 OpenOffice.org_project/415m1$Build-9789</meta:generator>
    <dc:date>2018-12-04T06:10:39.25</dc:date>
    <meta:document-statistic meta:table-count="2" meta:cell-count="115" meta:object-count="0"/>
    <meta:user-defined meta:name="Info 1"/>
    <meta:user-defined meta:name="Info 2"/>
    <meta:user-defined meta:name="Info 3"/>
    <meta:user-defined meta:name="Info 4"/>
  </office:meta>
</office:document-meta>
</file>